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Black1" svg:font-family="'Arial Bl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Arial Black1"/>
    </style:style>
    <style:style style:name="P2" style:family="paragraph">
      <style:paragraph-properties fo:text-align="center"/>
      <style:text-properties style:font-name="Courier New1"/>
    </style:style>
    <style:style style:name="P3" style:family="paragraph">
      <style:paragraph-properties fo:text-align="start"/>
      <style:text-properties style:font-name="Courier New1" fo:font-size="15pt" style:font-size-asian="15pt" style:font-size-complex="15pt"/>
    </style:style>
    <style:style style:name="P4" style:family="paragraph">
      <style:paragraph-properties fo:text-align="start"/>
      <style:text-properties fo:font-size="15pt" style:font-size-asian="15pt" style:font-size-complex="15pt"/>
    </style:style>
    <style:style style:name="P5" style:family="paragraph">
      <style:paragraph-properties fo:text-align="start"/>
      <style:text-properties style:font-name="Courier New1" fo:font-size="16pt" style:font-size-asian="16pt" style:font-size-complex="16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font-name="Arial Black1" fo:font-size="80pt" style:font-size-asian="80pt" style:font-size-complex="80pt"/>
    </style:style>
    <style:style style:name="T2" style:family="text">
      <style:text-properties style:font-name="Arial Black1" fo:font-size="40pt" style:font-size-asian="40pt" style:font-size-complex="40pt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5pt" style:font-size-asian="15pt" style:font-size-complex="15pt"/>
    </style:style>
    <style:style style:name="T5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Courier New1" fo:font-size="16pt" style:font-size-asian="16pt" style:font-size-complex="16pt"/>
    </style:style>
    <style:style style:name="T7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egaL</text:span></text:p>
            <text:p><text:span text:style-name="T2">“</text:span><text:span text:style-name="T2">co-variant” Recovery Plug-i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Recovery Plug-in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 text:style-name="P2"><text:span text:style-name="T3">(R,L1,L2)</text:span></text:p>
            <text:p text:style-name="P2"><text:span text:style-name="T3"/></text:p>
            <text:p text:style-name="P2"><text:span text:style-name="T3">R : RelationshipType</text:span></text:p>
            <text:p text:style-name="P2"><text:span text:style-name="T3">L1 : Language</text:span></text:p>
            <text:p text:style-name="P2"><text:span text:style-name="T3">L2 :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Recovery Plug-in</text:p>
          </draw:text-box>
        </draw:frame>
        <draw:frame presentation:style-name="pr4" draw:layer="layout" svg:width="25.199cm" svg:height="12.179cm" svg:x="1.4cm" svg:y="4.914cm" presentation:class="subtitle">
          <draw:text-box>
            <text:p text:style-name="P2"><text:span text:style-name="T3">(R,L1,L2) == (R,L2,L1)</text:span></text:p>
            <text:p text:style-name="P2"><text:span text:style-name="T3"/></text:p>
            <text:p text:style-name="P2"><text:span text:style-name="T3">Due to bi-directional navigation properties of traceability 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Recovery Plug-in</text:p>
          </draw:text-box>
        </draw:frame>
        <draw:frame presentation:style-name="pr4" draw:text-style-name="P4" draw:layer="layout" svg:width="25.199cm" svg:height="12.727cm" svg:x="1.4cm" svg:y="4.64cm" presentation:class="subtitle" presentation:user-transformed="true">
          <draw:text-box>
            <text:p text:style-name="P3"><text:span text:style-name="T4">AL : Language</text:span></text:p>
            <text:p text:style-name="P3"><text:span text:style-name="T4">BL : Language</text:span></text:p>
            <text:p text:style-name="P3"><text:span text:style-name="T4">CL : Language</text:span></text:p>
            <text:p text:style-name="P3"><text:span text:style-name="T4"/></text:p>
            <text:p text:style-name="P3"><text:span text:style-name="T4">CL subsetOf BL</text:span></text:p>
            <text:p text:style-name="P3"><text:span text:style-name="T4"/></text:p>
            <text:p text:style-name="P3"><text:span text:style-name="T4">A : Artifact</text:span></text:p>
            <text:p text:style-name="P3"><text:span text:style-name="T4">A elementOf AL</text:span></text:p>
            <text:p text:style-name="P3"><text:span text:style-name="T4"/></text:p>
            <text:p text:style-name="P3"><text:span text:style-name="T4">B : Artifact</text:span></text:p>
            <text:p text:style-name="P3"><text:span text:style-name="T4">B elementOf BL</text:span></text:p>
            <text:p text:style-name="P3"><text:span text:style-name="T4"/></text:p>
            <text:p text:style-name="P3"><text:span text:style-name="T4">C : Artifact</text:span></text:p>
            <text:p text:style-name="P3"><text:span text:style-name="T4">C elementOf CL</text:span></text:p>
            <text:p text:style-name="P3"><text:span text:style-name="T4"/></text:p>
            <text:p text:style-name="P3"><text:span text:style-name="T5">// applicable: (correspondsTo,AL,BL)</text:span></text:p>
            <text:p text:style-name="P3"><text:span text:style-name="T5">A correspondsTo B </text:span></text:p>
            <text:p text:style-name="P3"><text:span text:style-name="T5"/></text:p>
            <text:p text:style-name="P3"><text:span text:style-name="T5">// applicable: (correspondsTo,AL,BL) &amp; (correspondsTo,AL,CL)</text:span></text:p>
            <text:p text:style-name="P3"><text:span text:style-name="T5">A correspondsTo C 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JAXB</text:p>
          </draw:text-box>
        </draw:frame>
        <draw:frame presentation:style-name="pr4" draw:text-style-name="P6" draw:layer="layout" svg:width="25.199cm" svg:height="14.698cm" svg:x="1.4cm" svg:y="3.655cm" presentation:class="subtitle" presentation:user-transformed="true">
          <draw:text-box>
            <text:p text:style-name="P5"><text:span text:style-name="T6">XML : Language</text:span></text:p>
            <text:p text:style-name="P5"><text:span text:style-name="T6">XSD : Language</text:span></text:p>
            <text:p text:style-name="P5"><text:span text:style-name="T6">XSD subsetOf XML</text:span></text:p>
            <text:p text:style-name="P5"><text:span text:style-name="T6"/></text:p>
            <text:p text:style-name="P5"><text:span text:style-name="T6">xmlFile : File</text:span></text:p>
            <text:p text:style-name="P5"><text:span text:style-name="T6">xmlFile elementOf XML</text:span></text:p>
            <text:p text:style-name="P5"><text:span text:style-name="T6"/></text:p>
            <text:p text:style-name="P5"><text:span text:style-name="T6">xsdFiles : File+</text:span></text:p>
            <text:p text:style-name="P5"><text:span text:style-name="T6">xsdFiles elementOf XSD</text:span></text:p>
            <text:p text:style-name="P5"><text:span text:style-name="T6"/></text:p>
            <text:p text:style-name="P5"><text:span text:style-name="T6">JAXB.Java : Language</text:span></text:p>
            <text:p text:style-name="P5"><text:span text:style-name="T6"/></text:p>
            <text:p text:style-name="P5"><text:span text:style-name="T6">javaFiles : File+</text:span></text:p>
            <text:p text:style-name="P5"><text:span text:style-name="T6">javaFiles elementOf JAXB.Java</text:span></text:p>
            <text:p text:style-name="P5"><text:span text:style-name="T6"/></text:p>
            <text:p text:style-name="P5"><text:span text:style-name="T6"/></text:p>
            <text:p text:style-name="P5"><text:span text:style-name="T7">// (correspondsTo,XML,JAXB.Java) &amp; (correspondsTo,XSD,JAXB.Java)</text:span></text:p>
            <text:p text:style-name="P5"><text:span text:style-name="T7">xsdFiles correspondsTo javaFiles 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7">// (correspondsTo,XML,JAXB.Java)</text:span></text:p>
            <text:p text:style-name="P5"><text:span text:style-name="T7">xmlFiles correspondsTo javaFiles //save to assume???</text:span></text:p>
          </draw:text-box>
        </draw:frame>
        <draw:frame draw:style-name="gr2" draw:text-style-name="P7" draw:layer="layout" svg:width="23.876cm" svg:height="0.729cm" svg:x="1.778cm" svg:y="15.494cm">
          <draw:text-box>
            <text:p text:style-name="P7"><text:span text:style-name="T8">https://docs.google.com/document/d/11cjc5LDMBU-s1EtnyP4DjO0P7wjsTltme2OuxGgB5pg/edit?pli=1</text:span></text:p>
          </draw:text-box>
        </draw:frame>
        <draw:custom-shape draw:style-name="gr3" draw:text-style-name="P8" draw:layer="layout" svg:width="9.906cm" svg:height="3.556cm" svg:x="14.732cm" svg:y="9.814cm">
          <text:p text:style-name="P8">Probably recovers nothing, </text:p>
          <text:p text:style-name="P8">but is applicable nevertheless 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478cm" svg:y1="11.492cm" svg:x2="8.382cm" svg:y2="13.77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Black1" svg:font-family="'Arial Bl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 Black1" fo:font-family="'Arial Black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ial Black1" fo:font-family="'Arial Black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 Black1" fo:font-family="'Arial Black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5-03-30T10:27:59.644535553</meta:creation-date>
    <dc:date>2015-04-17T14:55:17.733343040</dc:date>
    <dc:creator>darjeeling </dc:creator>
    <meta:editing-duration>PT2H57M51S</meta:editing-duration>
    <meta:editing-cycles>21</meta:editing-cycles>
    <meta:generator>LibreOffice/4.2.7.2$Linux_X86_64 LibreOffice_project/420m0$Build-2</meta:generator>
    <meta:document-statistic meta:object-count="43"/>
  </office:meta>
</office:document-meta>
</file>